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0006ac" officeooo:paragraph-rsid="000006ac"/>
    </style:style>
    <style:style style:name="P4" style:family="paragraph" style:parent-style-name="Standard">
      <style:text-properties officeooo:rsid="000080ea" officeooo:paragraph-rsid="000080ea"/>
    </style:style>
    <style:style style:name="P5" style:family="paragraph" style:parent-style-name="Standard">
      <style:text-properties fo:font-weight="bold" style:font-weight-asian="bold" style:font-weight-complex="bold"/>
    </style:style>
    <style:style style:name="T1" style:family="text">
      <style:text-properties officeooo:rsid="000080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ani@zani-k10 ~/college/java CTIM168 $ mkdir C9PP2</text:p>
      <text:p text:style-name="Standard"/>
      <text:p text:style-name="Standard">Write a program that uses the class Calculator in Listing 9.12 to create a more powerful calculator. This calculator will allow you to save one result in memory and call the result back. The commands the calculator takes are</text:p>
      <text:p text:style-name="Standard"/>
      <text:p text:style-name="Standard"><text:s text:c="4"/>e for end</text:p>
      <text:p text:style-name="Standard"/>
      <text:p text:style-name="Standard"><text:s text:c="4"/>c for clear; sets result to zero</text:p>
      <text:p text:style-name="Standard"/>
      <text:p text:style-name="Standard"><text:s text:c="4"/>m for save in memory; sets memory equal to result</text:p>
      <text:p text:style-name="Standard"/>
      <text:p text:style-name="Standard"><text:s text:c="4"/>r for recall memory; displays the value of memory but does not change result</text:p>
      <text:p text:style-name="Standard"/>
      <text:p text:style-name="Standard">You should define a derived class of the class Calculator that has one more instance variable for the memory, a new main method that runs the improved calculator, a redefinition of the method handleUnknownOpException, and anything else new or redefined that you need. A sample interaction with the user is shown next. Your program need not produce identical output, but it should be similar and just as clear or even clearer.</text:p>
      <text:p text:style-name="Standard"/>
      <text:p text:style-name="Standard">Calculator on:</text:p>
      <text:p text:style-name="Standard">result = 0.0</text:p>
      <text:p text:style-name="Standard">+ 4</text:p>
      <text:p text:style-name="Standard">result + 4.0 = 4.0</text:p>
      <text:p text:style-name="Standard">updated result = 4.0</text:p>
      <text:p text:style-name="Standard">/ 2</text:p>
      <text:p text:style-name="Standard">result / 2.0 = 2.0</text:p>
      <text:p text:style-name="Standard">updated result = 2.0</text:p>
      <text:p text:style-name="Standard">m</text:p>
      <text:p text:style-name="Standard">result saved in memory</text:p>
      <text:p text:style-name="Standard">c</text:p>
      <text:p text:style-name="Standard">result = 0.0</text:p>
      <text:p text:style-name="Standard">+ 99</text:p>
      <text:p text:style-name="Standard">result + 99.0 = 99.0</text:p>
      <text:p text:style-name="Standard">updated result = 99.0</text:p>
      <text:p text:style-name="Standard">/ 3</text:p>
      <text:p text:style-name="Standard">result / 3.0 = 33.0</text:p>
      <text:p text:style-name="Standard">updated result = 33.0</text:p>
      <text:p text:style-name="Standard">r</text:p>
      <text:p text:style-name="Standard">recalled memory value = 2.0</text:p>
      <text:p text:style-name="Standard">result = 33.0</text:p>
      <text:p text:style-name="Standard">+ 2</text:p>
      <text:p text:style-name="Standard">result + 2.0 = 35.0</text:p>
      <text:p text:style-name="Standard">updated result = 35.0</text:p>
      <text:p text:style-name="Standard">e</text:p>
      <text:p text:style-name="Standard">End of program</text:p>
      <text:p text:style-name="Standard"/>
      <text:p text:style-name="P2"/>
      <text:p text:style-name="P2"/>
      <text:p text:style-name="P2"/>
      <text:p text:style-name="P2"/>
      <text:p text:style-name="P2"/>
      <text:p text:style-name="P2"><text:soft-page-break/>zani@zani-k10 ~/college/java CTIM168 $ mkdir C9PP10</text:p>
      <text:p text:style-name="Standard"/>
      <text:p text:style-name="Standard">Suppose that you are in charge of customer service for a certain business. As phone calls come in, the name of the caller is recorded and eventually a service representative returns the call and handles the request. Write a class ServiceRequests that keeps track of the names of callers. The class should have the following methods:</text:p>
      <text:p text:style-name="Standard"/>
      <text:p text:style-name="Standard"><text:s text:c="4"/>addName(name)—adds a name to the list of names. Throws a ServiceBackUpException if there is no free space in the list.</text:p>
      <text:p text:style-name="Standard"/>
      <text:p text:style-name="Standard"><text:s text:c="4"/>removeName(name)—removes a name from the list. Throws a NoServiceRequestException if the name is not in the list.</text:p>
      <text:p text:style-name="Standard"/>
      <text:p text:style-name="Standard"><text:s text:c="4"/>getName(i)—returns the ith name in the list.</text:p>
      <text:p text:style-name="Standard"/>
      <text:p text:style-name="Standard"><text:s text:c="4"/>getNumber—returns the current number of service requests.</text:p>
      <text:p text:style-name="Standard"/>
      <text:p text:style-name="Standard">Write a program that uses an object of type ServiceRequests to keep track of customers that have called. It should have a loop that, in each iteration, attempts to add a name, remove a name, or print all names. Use an array of size 10 as the list of names.</text:p>
      <text:p text:style-name="P2"/>
      <text:p text:style-name="P2">zani@zani-k10 ~/college/java CTIM168 $ mkdir C10PP7</text:p>
      <text:p text:style-name="Standard"/>
      <text:p text:style-name="Standard">Revise the class Pet, as shown in Listing 6.1 of Chapter 6, so that it is serializable. Write a program that allows you to write and read objects of type Pet to a file. The program should ask the user whether to write to a file or read from a file. In either case, the program next asks for the file name. A user who has asked to write to a file can enter as many records as desired. A user who has asked to read from a file is shown all of the records in the file. Be sure that the records do not scroll by so quickly that the user cannot read them. (Hint: Think of a way to pause the program after a certain number of lines are displayed.)</text:p>
      <text:p text:style-name="Standard"/>
      <text:p text:style-name="P3">SEE PDFS IN PROJECT DIR</text:p>
      <text:p text:style-name="Standard"/>
      <text:p text:style-name="Standard">zani@zani-k10 ~/college/java CTIM168 $ mkdir Steganography</text:p>
      <text:p text:style-name="Standard"/>
      <text:p text:style-name="Standard">zani@zani-k10 ~/college/java CTIM168 $ mkdir C11PP7</text:p>
      <text:p text:style-name="Standard"/>
      <text:p text:style-name="Standard">Given the definition of a 2D array such as the following:</text:p>
      <text:p text:style-name="Standard"/>
      <text:p text:style-name="Standard"><text:s text:c="4"/>String[][] data = {</text:p>
      <text:p text:style-name="Standard"><text:s text:c="11"/>{"A","B"},</text:p>
      <text:p text:style-name="Standard"><text:s text:c="11"/>{"1","2"},</text:p>
      <text:p text:style-name="Standard"><text:s text:c="11"/>{"XX","YY","ZZ"}</text:p>
      <text:p text:style-name="Standard"><text:s text:c="7"/>};</text:p>
      <text:p text:style-name="Standard"/>
      <text:p text:style-name="Standard">write a recursive program that outputs all combinations of each subarray in order. In the above example, the desired output (although it doesn’t have to be in this order) is:</text:p>
      <text:p text:style-name="Standard"/>
      <text:p text:style-name="Standard"><text:s text:c="4"/>A 1 XX</text:p>
      <text:p text:style-name="Standard"><text:s text:c="4"/>A 1 YY</text:p>
      <text:p text:style-name="Standard"><text:s text:c="4"/>A 1 ZZ</text:p>
      <text:p text:style-name="Standard"><text:s text:c="4"/>A 2 XX</text:p>
      <text:p text:style-name="Standard"><text:soft-page-break/><text:s text:c="4"/>A 2 YY</text:p>
      <text:p text:style-name="Standard"><text:s text:c="4"/>A 2 ZZ</text:p>
      <text:p text:style-name="Standard"><text:s text:c="4"/>B 1 XX</text:p>
      <text:p text:style-name="Standard"><text:s text:c="4"/>B 1 YY</text:p>
      <text:p text:style-name="Standard"><text:s text:c="4"/>B 1 ZZ</text:p>
      <text:p text:style-name="Standard"><text:s text:c="4"/>B 2 XX</text:p>
      <text:p text:style-name="Standard"><text:s text:c="4"/>B 2 YY</text:p>
      <text:p text:style-name="Standard"><text:s text:c="4"/>B 2 ZZ</text:p>
      <text:p text:style-name="Standard"/>
      <text:p text:style-name="Standard">Your program should work with arbitrarily sized arrays in either dimension. For example, the following data:</text:p>
      <text:p text:style-name="Standard"/>
      <text:p text:style-name="Standard">String[][] data = {</text:p>
      <text:p text:style-name="Standard"><text:s text:c="13"/>{"A"},</text:p>
      <text:p text:style-name="Standard"><text:s text:c="13"/>{"1"},</text:p>
      <text:p text:style-name="Standard"><text:s text:c="13"/>{"2"},</text:p>
      <text:p text:style-name="Standard"><text:s text:c="13"/>{"XX","YY"}</text:p>
      <text:p text:style-name="Standard"><text:s text:c="9"/>};</text:p>
      <text:p text:style-name="Standard"/>
      <text:p text:style-name="Standard">should output:</text:p>
      <text:p text:style-name="Standard"/>
      <text:p text:style-name="Standard"/>
      <text:p text:style-name="Standard"><text:s text:c="4"/>A 1 2 XX</text:p>
      <text:p text:style-name="Standard"><text:s text:c="4"/>A 1 2 YY</text:p>
      <text:p text:style-name="Standard"/>
      <text:p text:style-name="P2">zani@zani-k10 ~/college/java CTIM168 $ mkdir C11PP8</text:p>
      <text:p text:style-name="Standard"/>
      <text:p text:style-name="Standard">The word ladder game was invented by Lewis Carroll in 1877. The idea is to begin with a start word and change one letter at a time until arriving at an end word. Each word along the way must be an English word.</text:p>
      <text:p text:style-name="Standard"/>
      <text:p text:style-name="Standard">For example, starting from FISH you can make a word ladder to MAST through the following ladder:</text:p>
      <text:p text:style-name="Standard">FISH,WISH,WASH,MASH,MAST</text:p>
      <text:p text:style-name="Standard"/>
      <text:p text:style-name="P2">zani@zani-k10 ~/college/java CTIM168 $ mkdir C12PP10</text:p>
      <text:p text:style-name="Standard"/>
      <text:p text:style-name="P4">see proj outline png in directory</text:p>
      <text:p text:style-name="Standard"/>
      <text:p text:style-name="P2">zani@zani-k10 ~/college/java CTIM168 $ mkdir C12PP13</text:p>
      <text:p text:style-name="Standard"/>
      <text:p text:style-name="Standard">Suppose that we would like to perform a bird survey to count the number of birds of each species in an area. Create a class BirdSurvey that is like one of the linked-list classes given in this chapter. (The linked list you use will affect what your new class can do, so give some thought to your choice.) Modify the inner node class to add room for a count.</text:p>
      <text:p text:style-name="Standard"/>
      <text:p text:style-name="Standard">BirdSurvey should have the following operations:</text:p>
      <text:p text:style-name="Standard"/>
      <text:p text:style-name="Standard"><text:s/><text:span text:style-name="T1">1.</text:span> <text:s text:c="2"/>add(bird)—adds the bird species bird to the end of the list, if it is not already there, and sets its count to 1; otherwise, adds 1 to the count for bird.</text:p>
      <text:p text:style-name="Standard"/>
      <text:p text:style-name="Standard"><text:soft-page-break/><text:s/><text:span text:style-name="T1">2.</text:span> <text:s text:c="2"/>getCount(bird)—returns the count associated with the species bird. If bird is not on the list, returns zero.</text:p>
      <text:p text:style-name="Standard"/>
      <text:p text:style-name="Standard"><text:s/><text:span text:style-name="T1">3.</text:span> <text:s text:c="2"/>getReport—displays the name and count for each bird species on the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9:03:57.394197781</meta:creation-date>
    <dc:date>2019-03-24T07:10:56.162091920</dc:date>
    <meta:editing-duration>PT3H6M</meta:editing-duration>
    <meta:editing-cycles>2</meta:editing-cycles>
    <meta:generator>LibreOffice/5.4.2.2.0$Linux_X86_64 LibreOffice_project/40m0$Build-2</meta:generator>
    <meta:document-statistic meta:table-count="0" meta:image-count="0" meta:object-count="0" meta:page-count="4" meta:paragraph-count="86" meta:word-count="900" meta:character-count="5007" meta:non-whitespace-character-count="3998"/>
  </office:meta>
</office:document-meta>
</file>